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146in" fo:margin-left="0in" fo:margin-right="0.0104in" table:align="margins"/>
    </style:style>
    <style:style style:name="Table1.A" style:family="table-column">
      <style:table-column-properties style:column-width="2.3083in" style:rel-column-width="3324*"/>
    </style:style>
    <style:style style:name="Table1.C" style:family="table-column">
      <style:table-column-properties style:column-width="2.2979in" style:rel-column-width="3309*"/>
    </style:style>
    <style:style style:name="Table1.A1" style:family="table-cell" style:data-style-name="N16100">
      <style:table-cell-properties fo:background-color="#b84747" fo:padding="0in" fo:border-left="0.0139in solid #800000" fo:border-right="0.0007in solid #800000" fo:border-top="0.0139in solid #800000" fo:border-bottom="0.0007in solid #800000">
        <style:background-image/>
      </style:table-cell-properties>
    </style:style>
    <style:style style:name="Table1.B1" style:family="table-cell" style:data-style-name="N16100">
      <style:table-cell-properties fo:background-color="#b84747" fo:padding="0in" fo:border-left="none" fo:border-right="0.0007in solid #800000" fo:border-top="0.0139in solid #800000" fo:border-bottom="0.0007in solid #800000">
        <style:background-image/>
      </style:table-cell-properties>
    </style:style>
    <style:style style:name="Table1.C1" style:family="table-cell" style:data-style-name="N16100">
      <style:table-cell-properties fo:background-color="#b84747" fo:padding="0in" fo:border-left="0.0007in solid #800000" fo:border-right="0.0139in solid #800000" fo:border-top="0.0139in solid #800000" fo:border-bottom="0.0007in solid #800000">
        <style:background-image/>
      </style:table-cell-properties>
    </style:style>
    <style:style style:name="Table1.A2" style:family="table-cell" style:data-style-name="N16100">
      <style:table-cell-properties fo:background-color="#ffffff" fo:padding="0in" fo:border-left="0.0139in solid #800000" fo:border-right="0.0007in solid #800000" fo:border-top="none" fo:border-bottom="0.0007in solid #800000">
        <style:background-image/>
      </style:table-cell-properties>
    </style:style>
    <style:style style:name="Table1.B2" style:family="table-cell" style:data-style-name="N16000">
      <style:table-cell-properties fo:background-color="#ffffff" fo:padding="0in" fo:border-left="none" fo:border-right="0.0007in solid #800000" fo:border-top="none" fo:border-bottom="0.0007in solid #800000">
        <style:background-image/>
      </style:table-cell-properties>
    </style:style>
    <style:style style:name="Table1.C2" style:family="table-cell" style:data-style-name="N16000">
      <style:table-cell-properties fo:background-color="#eb613d" fo:padding="0in" fo:border-left="0.0007in solid #800000" fo:border-right="0.0139in solid #800000" fo:border-top="none" fo:border-bottom="0.0007in solid #800000">
        <style:background-image/>
      </style:table-cell-properties>
    </style:style>
    <style:style style:name="Table1.22" style:family="table-row">
      <style:table-row-properties style:min-row-height="0.059in"/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 style:text-overline-style="solid" style:text-overline-width="auto" style:text-overline-color="font-color"/>
    </style:style>
    <style:style style:name="T3" style:family="text">
      <style:text-properties fo:color="#000000" style:text-outline="false" style:text-line-through-style="none" style:font-name="Times New Roman" fo:font-style="italic" fo:text-shadow="none" style:text-underline-style="none" fo:font-weight="bold" style:font-style-asian="italic" style:font-weight-asian="bold" style:font-style-complex="italic" style:font-weight-complex="bold" style:text-overline-style="none" style:text-overline-color="font-color"/>
    </style:style>
    <number:number-style style:name="N16000" number:language="en" number:country="US">
      <number:number number:min-integer-digits="1"/>
    </number:number-style>
    <number:text-style style:name="N16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float" office:value="0">
            <text:p text:style-name="P2"><text:span text:style-name="T3">Phone</text:span></text:p>
          </table:table-cell>
          <table:table-cell table:style-name="Table1.B1" office:value-type="float" office:value="0">
            <text:p text:style-name="P2">OLED</text:p>
          </table:table-cell>
          <table:table-cell table:style-name="Table1.C1" office:value-type="float" office:value="0">
            <text:p text:style-name="P2">Battery/ Charger/ Speaker</text:p>
          </table:table-cell>
        </table:table-row>
        <table:table-row>
          <table:table-cell table:style-name="Table1.A2" office:value-type="float" office:value="0">
            <text:p text:style-name="P4">iPhone 17 Pro Max</text:p>
          </table:table-cell>
          <table:table-cell table:style-name="Table1.B2" office:value-type="float" office:value="295">
            <text:p text:style-name="P4">29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7 Pro</text:p>
          </table:table-cell>
          <table:table-cell table:style-name="Table1.B2" office:value-type="float" office:value="225">
            <text:p text:style-name="P4">22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17">
            <text:p text:style-name="P4">iPhone 17</text:p>
          </table:table-cell>
          <table:table-cell table:style-name="Table1.B2" office:value-type="float" office:value="200">
            <text:p text:style-name="P4">200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6/ Pro/ Plus/ Pro Max</text:p>
          </table:table-cell>
          <table:table-cell table:style-name="Table1.B2" office:value-type="float" office:value="185">
            <text:p text:style-name="P4">18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5 Pro / Pro Max</text:p>
          </table:table-cell>
          <table:table-cell table:style-name="Table1.B2" office:value-type="float" office:value="195">
            <text:p text:style-name="P4">19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5 Plus</text:p>
          </table:table-cell>
          <table:table-cell table:style-name="Table1.B2" office:value-type="float" office:value="180">
            <text:p text:style-name="P4">180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15">
            <text:p text:style-name="P4">iPhone 15</text:p>
          </table:table-cell>
          <table:table-cell table:style-name="Table1.B2" office:value-type="float" office:value="165">
            <text:p text:style-name="P4">16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4 Pro / Pro Max</text:p>
          </table:table-cell>
          <table:table-cell table:style-name="Table1.B2" office:value-type="float" office:value="185">
            <text:p text:style-name="P4">18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4 Plus</text:p>
          </table:table-cell>
          <table:table-cell table:style-name="Table1.B2" office:value-type="float" office:value="165">
            <text:p text:style-name="P4">16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4</text:p>
          </table:table-cell>
          <table:table-cell table:style-name="Table1.B2" office:value-type="float" office:value="150">
            <text:p text:style-name="P4">150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3 Pro Max</text:p>
          </table:table-cell>
          <table:table-cell table:style-name="Table1.B2" office:value-type="float" office:value="135">
            <text:p text:style-name="P4">13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3 / Pro</text:p>
          </table:table-cell>
          <table:table-cell table:style-name="Table1.B2" office:value-type="float" office:value="120">
            <text:p text:style-name="P4">120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3 &amp; 12 Mini</text:p>
          </table:table-cell>
          <table:table-cell table:style-name="Table1.B2" office:value-type="float" office:value="115">
            <text:p text:style-name="P4">11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2 Pro Max</text:p>
          </table:table-cell>
          <table:table-cell table:style-name="Table1.B2" office:value-type="float" office:value="125">
            <text:p text:style-name="P4">125</text:p>
          </table:table-cell>
          <table:table-cell table:style-name="Table1.C2" office:value-type="float" office:value="115">
            <text:p text:style-name="P2">115</text:p>
          </table:table-cell>
        </table:table-row>
        <table:table-row>
          <table:table-cell table:style-name="Table1.A2" office:value-type="float" office:value="0">
            <text:p text:style-name="P4">iPhone 11 Pro / Pro Max</text:p>
          </table:table-cell>
          <table:table-cell table:style-name="Table1.B2" office:value-type="float" office:value="115">
            <text:p text:style-name="P4">115</text:p>
          </table:table-cell>
          <table:table-cell table:style-name="Table1.C2" office:value-type="float" office:value="85">
            <text:p text:style-name="P2">85</text:p>
          </table:table-cell>
        </table:table-row>
        <table:table-row>
          <table:table-cell table:style-name="Table1.A2" office:value-type="float" office:value="0">
            <text:p text:style-name="P4">iPhone X - 11</text:p>
          </table:table-cell>
          <table:table-cell table:style-name="Table1.B2" office:value-type="float" office:value="100">
            <text:p text:style-name="P4">100</text:p>
          </table:table-cell>
          <table:table-cell table:style-name="Table1.C2" office:value-type="float" office:value="85">
            <text:p text:style-name="P2">85</text:p>
          </table:table-cell>
        </table:table-row>
        <table:table-row>
          <table:table-cell table:style-name="Table1.A2" office:value-type="float" office:value="0">
            <text:p text:style-name="P4">iPhone 6 – 8 / Plus</text:p>
          </table:table-cell>
          <table:table-cell table:style-name="Table1.B2" office:value-type="float" office:value="75">
            <text:p text:style-name="P4">75</text:p>
          </table:table-cell>
          <table:table-cell table:style-name="Table1.C2" office:value-type="float" office:value="65">
            <text:p text:style-name="P2">65</text:p>
          </table:table-cell>
        </table:table-row>
        <table:table-row>
          <table:table-cell table:style-name="Table1.A2" office:value-type="float" office:value="0">
            <text:p text:style-name="P4">iPad 5 / Air 1</text:p>
          </table:table-cell>
          <table:table-cell table:style-name="Table1.B2" office:value-type="float" office:value="140">
            <text:p text:style-name="P4">140</text:p>
          </table:table-cell>
          <table:table-cell table:style-name="Table1.C2" office:value-type="float" office:value="140">
            <text:p text:style-name="P2">140</text:p>
          </table:table-cell>
        </table:table-row>
        <table:table-row>
          <table:table-cell table:style-name="Table1.A2" office:value-type="float" office:value="0">
            <text:p text:style-name="P4">iPad 6 - 8</text:p>
          </table:table-cell>
          <table:table-cell table:style-name="Table1.B2" office:value-type="float" office:value="150">
            <text:p text:style-name="P4">150</text:p>
          </table:table-cell>
          <table:table-cell table:style-name="Table1.C2" office:value-type="float" office:value="150">
            <text:p text:style-name="P2">150</text:p>
          </table:table-cell>
        </table:table-row>
        <table:table-row>
          <table:table-cell table:style-name="Table1.A2" office:value-type="float" office:value="0">
            <text:p text:style-name="P4">iPad 9</text:p>
          </table:table-cell>
          <table:table-cell table:style-name="Table1.B2" office:value-type="float" office:value="165">
            <text:p text:style-name="P4">165</text:p>
          </table:table-cell>
          <table:table-cell table:style-name="Table1.C2" office:value-type="float" office:value="165">
            <text:p text:style-name="P2">165</text:p>
          </table:table-cell>
        </table:table-row>
        <table:table-row table:style-name="Table1.22">
          <table:table-cell table:style-name="Table1.A2" office:value-type="float" office:value="0">
            <text:p text:style-name="P4">iPad 10</text:p>
          </table:table-cell>
          <table:table-cell table:style-name="Table1.B2" office:value-type="float" office:value="175">
            <text:p text:style-name="P4">175</text:p>
          </table:table-cell>
          <table:table-cell table:style-name="Table1.C2" office:value-type="float" office:value="175">
            <text:p text:style-name="P2">17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16T12:13:52</meta:creation-date>
    <meta:print-date>2026-01-16T12:58:23</meta:print-date>
    <meta:document-statistic meta:table-count="1" meta:image-count="0" meta:object-count="0" meta:page-count="1" meta:paragraph-count="66" meta:word-count="130" meta:character-count="476"/>
    <dc:date>2026-01-16T12:59:17</dc:date>
    <meta:editing-duration>PT13M34S</meta:editing-duration>
    <meta:editing-cycles>1</meta:editing-cycles>
    <meta:generator>OpenOffice/4.1.14$Unix OpenOffice.org_project/4114m1$Build-9811</meta:generator>
  </office:meta>
</office:document-meta>
</file>